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a5d" officeooo:paragraph-rsid="0012ea5d"/>
    </style:style>
    <style:style style:name="P2" style:family="paragraph" style:parent-style-name="Standard" style:list-style-name="L1">
      <style:text-properties officeooo:rsid="0012ea5d" officeooo:paragraph-rsid="0012ea5d"/>
    </style:style>
    <style:style style:name="P3" style:family="paragraph" style:parent-style-name="Standard" style:list-style-name="L2">
      <style:text-properties officeooo:rsid="0012ea5d" officeooo:paragraph-rsid="0012ea5d"/>
    </style:style>
    <style:style style:name="P4" style:family="paragraph" style:parent-style-name="Standard" style:list-style-name="L3">
      <style:text-properties officeooo:rsid="0012ea5d" officeooo:paragraph-rsid="0012ea5d"/>
    </style:style>
    <style:style style:name="P5" style:family="paragraph" style:parent-style-name="Standard" style:list-style-name="L4">
      <style:text-properties officeooo:rsid="0012ea5d" officeooo:paragraph-rsid="0012ea5d"/>
    </style:style>
    <style:style style:name="P6" style:family="paragraph" style:parent-style-name="Standard" style:list-style-name="L2">
      <style:text-properties officeooo:rsid="00149c82" officeooo:paragraph-rsid="00149c82"/>
    </style:style>
    <style:style style:name="P7" style:family="paragraph" style:parent-style-name="Standard" style:list-style-name="L2">
      <style:text-properties officeooo:rsid="00163358" officeooo:paragraph-rsid="00163358"/>
    </style:style>
    <style:style style:name="P8" style:family="paragraph" style:parent-style-name="Standard" style:list-style-name="L2">
      <style:text-properties officeooo:rsid="00169257" officeooo:paragraph-rsid="00169257"/>
    </style:style>
    <style:style style:name="P9" style:family="paragraph" style:parent-style-name="Standard" style:list-style-name="L4">
      <style:text-properties officeooo:rsid="00178fab" officeooo:paragraph-rsid="00178fab"/>
    </style:style>
    <style:style style:name="P10" style:family="paragraph" style:parent-style-name="Standard" style:list-style-name="L2">
      <style:text-properties fo:font-weight="bold" officeooo:paragraph-rsid="001ad72a" style:font-weight-asian="bold" style:font-weight-complex="bold"/>
    </style:style>
    <style:style style:name="T1" style:family="text">
      <style:text-properties officeooo:rsid="0035afea"/>
    </style:style>
    <style:style style:name="T2" style:family="text">
      <style:text-properties officeooo:rsid="00328c3a"/>
    </style:style>
    <style:style style:name="T3" style:family="text">
      <style:text-properties officeooo:rsid="00372955"/>
    </style:style>
    <style:style style:name="T4" style:family="text">
      <style:text-properties officeooo:rsid="00398f92"/>
    </style:style>
    <style:style style:name="T5" style:family="text">
      <style:text-properties officeooo:rsid="002aede8"/>
    </style:style>
    <style:style style:name="T6" style:family="text">
      <style:text-properties officeooo:rsid="003c37ad"/>
    </style:style>
    <style:style style:name="T7" style:family="text">
      <style:text-properties officeooo:rsid="00245c7f"/>
    </style:style>
    <style:style style:name="T8" style:family="text">
      <style:text-properties officeooo:rsid="003a32f9"/>
    </style:style>
    <style:style style:name="T9" style:family="text">
      <style:text-properties officeooo:rsid="00227984"/>
    </style:style>
    <style:style style:name="T10" style:family="text">
      <style:text-properties officeooo:rsid="003bcd78"/>
    </style:style>
    <style:style style:name="T11" style:family="text">
      <style:text-properties officeooo:rsid="00149c82"/>
    </style:style>
    <style:style style:name="T12" style:family="text">
      <style:text-properties officeooo:rsid="00178fab"/>
    </style:style>
    <style:style style:name="T13" style:family="text">
      <style:text-properties officeooo:rsid="0019e13f"/>
    </style:style>
    <style:style style:name="T14" style:family="text">
      <style:text-properties officeooo:rsid="001a546e"/>
    </style:style>
    <style:style style:name="T15" style:family="text">
      <style:text-properties officeooo:rsid="001ad7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ideas :</text:p>
      <text:p text:style-name="P1"/>
      <text:list xml:id="list932655004" text:style-name="L1">
        <text:list-item>
          <text:p text:style-name="P2">Comments related :<text:line-break/>Basic idea : Channel-tochannel link : <text:span text:style-name="T5">list of users for each channel (for each video </text:span><text:span text:style-name="T4">of</text:span><text:span text:style-name="T5"> </text:span><text:span text:style-name="T4">this</text:span><text:span text:style-name="T5"> channel, list each user that commented on it) and compare with another </text:span><text:span text:style-name="T6">(or several other) </text:span><text:span text:style-name="T5">channel. </text:span><text:span text:style-name="T4">The percentage of users in common could be indicative of the link between these two communities.<text:line-break/></text:span><text:span text:style-name="T11">Subsets, clusters in a graph</text:span></text:p>
        </text:list-item>
      </text:list>
      <text:list xml:id="list592464324" text:style-name="L2">
        <text:list-item>
          <text:p text:style-name="P3"><text:span text:style-name="T4">Spread of f</text:span><text:span text:style-name="T1">ringe and conspiracy theories </text:span><text:span text:style-name="T4">(for </text:span><text:span text:style-name="T6">ex.</text:span><text:span text:style-name="T4"> Flat Earth Society Youtube channel). <text:s/></text:span>W<text:span text:style-name="T7">hat other vids are </text:span>thay<text:span text:style-name="T7"> looking at ?</text:span></text:p>
        </text:list-item>
        <text:list-item>
          <text:p text:style-name="P3">Channel fidelity over time (specially when the channel changes its content)</text:p>
        </text:list-item>
        <text:list-item>
          <text:p text:style-name="P6">Polarization in the <text:span text:style-name="T12">american </text:span>news channel</text:p>
        </text:list-item>
        <text:list-item>
          <text:p text:style-name="P7">Dynamics of channels on ecology (identify by tag)</text:p>
        </text:list-item>
        <text:list-item>
          <text:p text:style-name="P8">Pro Trump/Bolsanaro and evangelists channels</text:p>
        </text:list-item>
        <text:list-item>
          <text:p text:style-name="P10"><text:span text:style-name="T14">Politic polarization in various topics (based on big media followers) : </text:span><text:span text:style-name="T15">Analyze vocabulary in videos posted (Title and description), How the videos are reveived (likes, dislikes, views),list of user_id and their behaviour in the platform, coverage of events (Elections, war)</text:span></text:p>
        </text:list-item>
      </text:list>
      <text:p text:style-name="P1"/>
      <text:list xml:id="list1003837314" text:style-name="L3">
        <text:list-item>
          <text:p text:style-name="P4">Non comments related :</text:p>
        </text:list-item>
      </text:list>
      <text:list xml:id="list2133928010" text:style-name="L4">
        <text:list-item>
          <text:p text:style-name="P5"><text:span text:style-name="T13">What is the most performant format ? </text:span>Study channels performance with new composite performance metrics (<text:span text:style-name="T1">weak</text:span><text:span text:style-name="T2"> engagment </text:span><text:span text:style-name="T1">(</text:span><text:span text:style-name="T2">like/view</text:span><text:span text:style-name="T1">)</text:span><text:span text:style-name="T2">, </text:span><text:span text:style-name="T1">strong</text:span><text:span text:style-name="T2"> engagment </text:span><text:span text:style-name="T1">(</text:span><text:span text:style-name="T2">comment/view</text:span><text:span text:style-name="T1">), li</text:span><text:span text:style-name="T2">kability </text:span><text:span text:style-name="T1">(</text:span><text:span text:style-name="T2">likes/dislikes</text:span><text:span text:style-name="T1">), regular content vs buzz indicator (</text:span><text:span text:style-name="T2">views/subs</text:span><text:span text:style-name="T1">), e</text:span><text:span text:style-name="T2">fficiency </text:span><text:span text:style-name="T1">(</text:span><text:span text:style-name="T2">subs/videos</text:span><text:span text:style-name="T1">).<text:line-break/></text:span>Best video length over time, <text:span text:style-name="T3">detect when the </text:span><text:span text:style-name="T4">10min limit, the 15min limit and the </text:span><text:span text:style-name="T3">10-minute rule </text:span><text:span text:style-name="T4">for ads</text:span><text:span text:style-name="T3"> </text:span><text:span text:style-name="T4">were introduced or deleted.</text:span><text:span text:style-name="T3"> </text:span></text:p>
        </text:list-item>
        <text:list-item>
          <text:p text:style-name="P5">Outliers : <text:span text:style-name="T8">Videos with a</text:span><text:span text:style-name="T9"> lot of views but </text:span><text:span text:style-name="T8">a </text:span><text:span text:style-name="T9">surprisingly low number of comments, </text:span><text:span text:style-name="T8">extremely l</text:span><text:span text:style-name="T9">ong or short videos with high number of views or likes.</text:span><text:span text:style-name="T8"> What are these videos, w</text:span><text:span text:style-name="T10">h</text:span><text:span text:style-name="T8">o are these channels and why does this behaviour happens ?</text:span></text:p>
        </text:list-item>
        <text:list-item>
          <text:p text:style-name="P9">Evolution of center of interests. What is Youtube used for ?</text:p>
        </text:list-item>
        <text:list-item>
          <text:p text:style-name="P9">Evolution of climate change coverage (number of tags, views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2T10:37:37.562049871</meta:creation-date>
    <dc:date>2022-11-02T13:12:04.868250406</dc:date>
    <meta:editing-duration>PT33M1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283" meta:character-count="1755" meta:non-whitespace-character-count="1495"/>
  </office:meta>
</office:document-meta>
</file>